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9773" officeooo:paragraph-rsid="00009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1. u-boot boot sequence</text:p>
      <text:p text:style-name="P1"/>
      <text:p text:style-name="P1">当系统reset的情况下，引导监视器完成下面的动作：</text:p>
      <text:p text:style-name="P1"><text:s text:c="3"/>a、执行CPU0上的主代码和其它CPUs上执行WFI指令；</text:p>
      <text:p text:style-name="P1"><text:s text:c="3"/>b、初始化内存控制器、配置主板外设；</text:p>
      <text:p text:style-name="P1"><text:s text:c="3"/>c、在内存中建立一个栈；</text:p>
      <text:p text:style-name="P1"><text:s text:c="3"/>d、Copy自己到主内存DRAM里；</text:p>
      <text:p text:style-name="P1"><text:s text:c="3"/>e、复位引导内存的映射；</text:p>
      <text:p text:style-name="P1"><text:s text:c="3"/>f、重新映射和直接访问依赖于PB11MPCore 的C库I/O例程，如输出口UART0 或LCD，</text:p>
      <text:p text:style-name="P1"><text:s text:c="6"/>输入口UART0 或 keyboard）</text:p>
      <text:p text:style-name="P1"><text:s text:c="3"/></text:p>
      <text:p text:style-name="P1"><text:s text:c="3"/>g、NOR flash上如果有就自动运行一个引导脚本，并且把PB11MPCore的面板切换到ON，引导监视器也可以</text:p>
      <text:p text:style-name="P1"><text:s text:c="6"/>进到shell命令行的提示符状态；</text:p>
      <text:p text:style-name="P1">2.</text:p>
      <text:p text:style-name="P1">uImage映像是由一个特定魔数的头信息和数据区组成，头信息和数据合起来有一个checksum。在数据区，保存有开始和</text:p>
      <text:p text:style-name="P1">结束偏移量，用以确定压缩映像的长度，以便于知道多大内存需要分配。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0T12:43:56.483527990</dc:date>
    <meta:document-statistic meta:table-count="0" meta:image-count="0" meta:object-count="0" meta:page-count="1" meta:paragraph-count="15" meta:word-count="271" meta:character-count="410" meta:non-whitespace-character-count="366"/>
    <meta:generator>LibreOffice/4.2.8.2$Linux_X86_64 LibreOffice_project/420m0$Build-2</meta:generator>
  </office:meta>
</office:document-meta>
</file>